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Kaikki versioidaan, mappi, sarja, julkaisu</text:p>
      <text:p text:style-name="Standard"/>
      <text:p text:style-name="Standard">-Osalla sanaston arvoilla yksilöllinen koodi</text:p>
      <text:p text:style-name="Standard">-Muuttujien huomiot/lisätiedot</text:p>
      <text:p text:style-name="Standard">-Muuttujat pois käyttöliittymästä (non-edit)</text:p>
      <text:p text:style-name="Standard"/>
      <text:p text:style-name="Standard">-Organisaation lisäys jos ei valmiina sanalistassa “Muu”-valinnalla tekstikenttä ja täytyy olla käännökset samassa</text:p>
      <text:p text:style-name="Standard">-Linkki ISO-sanastoon 3166-1</text:p>
      <text:p text:style-name="Standard">-Maille oikopolku jos suomeksi</text:p>
      <text:p text:style-name="Standard"/>
      <text:p text:style-name="Standard">-Editorin valinnassa, word-pasteaminen</text:p>
      <text:p text:style-name="Standard">-Editorissa linkin laittaminen jos löytyy sellainen, missä linkin muokkaus muuten kuin sourcesta</text:p>
      <text:p text:style-name="Standard">-Sarjoissa vain linkit</text:p>
      <text:p text:style-name="Standard"/>
      <text:p text:style-name="Standard">-Samasta sanastosta valitaan usein monta, kuinka voisi valita monta samalla kertaa</text:p>
      <text:p text:style-name="Standard">-Pitäisikö olla erikseen import/export-välilehti aineistolla?</text:p>
      <text:p text:style-name="Standard"/>
      <text:p text:style-name="Standard">-DDI-fi/sv/en tulee automaattisesti hyväksymisestä</text:p>
      <text:p text:style-name="Standard">-AIP koostuu tiedostohallinnan PAS-tiedostoista (automaattinen versio kun muutetaan filejä)</text:p>
      <text:p text:style-name="Standard">-DIP samaan tyyliin kuin AIP</text:p>
      <text:p text:style-name="Standard"/>
      <text:p text:style-name="Standard">-Datan versio tuonnin yhteyteen selitteet ja versiot</text:p>
      <text:p text:style-name="Standard">-Kuvailun versio hyväksymisen yhteydessä</text:p>
      <text:p text:style-name="Standard"/>
      <text:p text:style-name="Standard">-Arkistointisopimustiedostot tallennetaan vain polut ja pitää olla nappi, josta tiedosto avataan</text:p>
      <text:p text:style-name="Standard">-Plus-merkki tänne sopimustiedostoihin (max 2)</text:p>
      <text:p text:style-name="Standard"/>
      <text:p text:style-name="Standard">-Pitäisi olla tiedostopolun haku selauksella</text:p>
      <text:p text:style-name="Standard"/>
      <text:p text:style-name="Standard">-Miten pakollisuuksien hallinnointi</text:p>
      <text:p text:style-name="Standard">-Miten pudotusvalikoiden oletusarvojen hallinnoin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ko </meta:initial-creator>
    <meta:creation-date>2013-11-19T09:24:43</meta:creation-date>
    <dc:date>2013-11-19T11:55:02</dc:date>
    <dc:creator>mikko </dc:creator>
    <meta:editing-duration>PT2H19S</meta:editing-duration>
    <meta:editing-cycles>18</meta:editing-cycles>
    <meta:generator>LibreOffice/3.5$Linux_X86_64 LibreOffice_project/350m1$Build-2</meta:generator>
    <meta:document-statistic meta:table-count="0" meta:image-count="0" meta:object-count="0" meta:page-count="1" meta:paragraph-count="22" meta:word-count="127" meta:character-count="1165" meta:non-whitespace-character-count="1060"/>
  </office:meta>
</office:document-meta>
</file>